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Liberation Serif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1pt" style:font-size-asian="11pt" style:font-size-complex="11pt"/>
    </style:style>
    <style:style style:name="P5" style:family="paragraph" style:parent-style-name="Table_20_Contents">
      <style:text-properties style:font-name="Liberation Serif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text-properties style:font-name="Liberation Serif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text-properties style:font-name="Liberation Serif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Table_20_Contents">
      <style:paragraph-properties fo:padding="0.074cm" fo:border-left="none" fo:border-right="none" fo:border-top="none" fo:border-bottom="0.002cm solid #000000" style:join-border="false"/>
      <style:text-properties style:font-name="Liberation Serif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2">I. Remerciements</text:p>
            <text:p text:style-name="P2"/>
            <text:p text:style-name="P4">* Ouverture de la fête du Grand Pommier par <text:span text:style-name="T1">MUTTBUCKLE</text:span>.</text:p>
            <text:p text:style-name="P4">* <text:span text:style-name="T1">VIADESKELH</text:span> présent.</text:p>
            <text:p text:style-name="P4">* Remerciements publics pour le groupe.</text:p>
            <text:p text:style-name="P4">* Argent + Objets magiques (Cape de protection +1)</text:p>
            <text:p text:style-name="P4">* <text:span text:style-name="T2">PRESAGE</text:span> est présente parmi les notables. </text:p>
          </table:table-cell>
          <table:table-cell table:style-name="Tableau1.B1" office:value-type="string">
            <text:p text:style-name="P1">II. Lire l'avenir.</text:p>
            <text:p text:style-name="P3"/>
            <text:p text:style-name="P3">* <text:span text:style-name="T1">PRESAGE</text:span> venue rencontrer <text:span text:style-name="T1">JAPALKA</text:span> et <text:span text:style-name="T1">ANTHEO</text:span> <text:span text:style-name="T1">IPSCEN</text:span>.</text:p>
            <text:p text:style-name="P3">* <text:span text:style-name="T1">ALIMI</text:span>, de BORAN, est présente aussi à ses cotés.</text:p>
            <text:p text:style-name="P3">* Elle voit <text:span text:style-name="T1">DRAKY</text:span> pour ce qu'il est.</text:p>
            <text:p text:style-name="P3">* Echange avec elle:</text:p>
            <text:p text:style-name="P3"><text:s/>- vision de leur interet commun à <text:span text:style-name="T4">NORBRANDE</text:span>. </text:p>
            <text:p text:style-name="P3">- Elle a des alliés la bas.</text:p>
            <text:p text:style-name="P3">- Voit le danger pour <text:span text:style-name="T1">MITSUHA</text:span>.</text:p>
          </table:table-cell>
        </table:table-row>
        <table:table-row>
          <table:table-cell table:style-name="Tableau1.A2" office:value-type="string">
            <text:p text:style-name="P1">III. Entendu dans les couloirs.</text:p>
            <text:p text:style-name="P3"/>
            <text:p text:style-name="P3">* <text:span text:style-name="T1">ETHIA</text:span> vient les prevenir: le pretre Sulimo <text:span text:style-name="T1">GAHALLES</text:span> semble au courant de la présence de <text:span text:style-name="T1">MITSUHA</text:span>.</text:p>
            <text:p text:style-name="P3">* A recruté des Ogres auprès de <text:span text:style-name="T1">VIADESKELH</text:span>. </text:p>
            <text:p text:style-name="P3">* Elle les a entendu au Temple.</text:p>
            <text:p text:style-name="P3"><text:tab/></text:p>
          </table:table-cell>
          <table:table-cell table:style-name="Tableau1.B2" office:value-type="string">
            <text:p text:style-name="P1">IV. Attaque de la taverne.</text:p>
            <text:p text:style-name="P3"/>
            <text:p text:style-name="P3">* Foule autour de la taverne de <text:span text:style-name="T1">PAUTHAK</text:span>.</text:p>
            <text:p text:style-name="P3">* Intervention des Ogres et <text:span text:style-name="T1">GAHALLES</text:span>.</text:p>
            <text:p text:style-name="P3">* Capture et enlèvement en direction du port.</text:p>
          </table:table-cell>
        </table:table-row>
        <table:table-row>
          <table:table-cell table:style-name="Tableau1.A2" office:value-type="string">
            <text:p text:style-name="P1">V. Commando Sahuagin.</text:p>
            <text:p text:style-name="P5"><text:tab/><text:tab/></text:p>
            <text:p text:style-name="P5">* Possible de croiser le Commando venu récupérer le disque.</text:p>
            <text:p text:style-name="P5">* Choix entre MITSUHA et le Disque?</text:p>
            <text:p text:style-name="P5">* MULIGUTH et VOROKIA sont en danger.</text:p>
          </table:table-cell>
          <table:table-cell table:style-name="Tableau1.B2" office:value-type="string">
            <text:p text:style-name="P1">VI. Le laboratoire bateau </text:p>
            <text:p text:style-name="P5"/>
            <text:p text:style-name="P5">* MITSUHA est conduite dans un bateau laboratoire aux couleurs de SULIMO.</text:p>
            <text:p text:style-name="P5">* Une machine commence à extraire son energie.</text:p>
            <text:p text:style-name="P5">* Cela créé une Potion de Majesté des Jeunes Dragons.</text:p>
            <text:p text:style-name="P5">* GAHALLES tente d'envoyer un Message Divin à son Temple pour les dénoncer.</text:p>
          </table:table-cell>
        </table:table-row>
        <table:table-row>
          <table:table-cell table:style-name="Tableau1.A2" office:value-type="string">
            <text:p text:style-name="P1">VII. Le depart </text:p>
            <text:p text:style-name="P5"/>
            <text:p text:style-name="P5">* Deux jours plus tard, le bateau peut repartir.</text:p>
            <text:p text:style-name="P5">* Nouvelle Pierre des Vents.</text:p>
            <text:p text:style-name="P5">* Que fait-on de Chatouille?</text:p>
            <text:p text:style-name="P5">* Namikigama et ETHIA sont là pour les regarder partir.<text:tab/><text:tab/></text:p>
          </table:table-cell>
          <table:table-cell table:style-name="Tableau1.B2" office:value-type="string">
            <text:p text:style-name="P1">OGRE</text:p>
            <text:p text:style-name="P1"><text:span text:style-name="T7">Ca 11 – Pv : 59</text:span></text:p>
            <text:p text:style-name="P1"><text:span text:style-name="T7"/></text:p>
            <text:p text:style-name="P1"><text:span text:style-name="T5">Massue</text:span><text:span text:style-name="T7"> +6, 2d8 +4 Contondant.</text:span></text:p>
            <text:p text:style-name="P1"><text:span text:style-name="T7">Javeline +6, 2d6 +4 Perforant.</text:span></text:p>
            <text:p text:style-name="P1"><text:span text:style-name="T7"/></text:p>
          </table:table-cell>
        </table:table-row>
        <table:table-row>
          <table:table-cell table:style-name="Tableau1.A2" office:value-type="string">
            <text:p text:style-name="P1">CAPE DE PROTECTION<text:span text:style-name="T7"> [Lien]</text:span></text:p>
            <text:p text:style-name="P1"><text:span text:style-name="T7"/></text:p>
            <text:p text:style-name="P6"><text:span text:style-name="T7">Offert par le Conseil de Ilzagal pour services rendus au peuple Gnome du Grand Pommier.</text:span></text:p>
            <text:p text:style-name="P1"><text:span text:style-name="T7"/></text:p>
            <text:p text:style-name="P1"><text:span text:style-name="T7">Ajoute +1 à la Classe d'Armure.</text:span></text:p>
            <text:p text:style-name="P1"><text:span text:style-name="T7">Ajoute +1 aux Jets de Sauvegarde.</text:span></text:p>
          </table:table-cell>
          <table:table-cell table:style-name="Tableau1.B2" office:value-type="string">
            <text:p text:style-name="P1">CAPE DE PROTECTION<text:span text:style-name="T7"> [Lien]</text:span></text:p>
            <text:p text:style-name="P1"><text:span text:style-name="T7"/></text:p>
            <text:p text:style-name="P6"><text:span text:style-name="T7">Offert par le Conseil de Ilzagal pour services rendus au peuple Gnome du Grand Pommier.</text:span></text:p>
            <text:p text:style-name="P1"><text:span text:style-name="T7"/></text:p>
            <text:p text:style-name="P1"><text:span text:style-name="T7">Ajoute +1 à la Classe d'Armure.</text:span></text:p>
            <text:p text:style-name="P1"><text:span text:style-name="T7">Ajoute +1 aux Jets de Sauvegarde.</text:span></text:p>
          </table:table-cell>
        </table:table-row>
        <table:table-row>
          <table:table-cell table:style-name="Tableau1.A2" office:value-type="string">
            <text:p text:style-name="P1">CAPE DE PROTECTION<text:span text:style-name="T7"> [Lien]</text:span></text:p>
            <text:p text:style-name="P1"><text:span text:style-name="T7"/></text:p>
            <text:p text:style-name="P6"><text:span text:style-name="T7">Offert par le Conseil de Ilzagal pour services rendus au peuple Gnome du Grand Pommier.</text:span></text:p>
            <text:p text:style-name="P1"><text:span text:style-name="T7"/></text:p>
            <text:p text:style-name="P1"><text:span text:style-name="T7">Ajoute +1 à la Classe d'Armure.</text:span></text:p>
            <text:p text:style-name="P1"><text:span text:style-name="T7">Ajoute +1 aux Jets de Sauvegarde.</text:span></text:p>
          </table:table-cell>
          <table:table-cell table:style-name="Tableau1.B2" office:value-type="string">
            <text:p text:style-name="P1">POTION DE MAJESTE DES DRAGONS</text:p>
            <text:p text:style-name="P1"><text:span text:style-name="T7"/></text:p>
            <text:p text:style-name="P6"><text:span text:style-name="T7">Extrait de la puissance de MITSUHA.</text:span></text:p>
            <text:p text:style-name="P6"><text:span text:style-name="T7"/></text:p>
            <text:p text:style-name="P7"><text:span text:style-name="T7">Transforme le buveur en jeune dragon.</text:span></text:p>
            <text:p text:style-name="P7"><text:span text:style-name="T7"/></text:p>
            <text:p text:style-name="P1">JEUNE DRAGON NOIR</text:p>
            <text:p text:style-name="P1"><text:span text:style-name="T7">CA 18. - </text:span><text:span text:style-name="T3">Vitesse / Nage : 12m. - Vol : 24m.</text:span></text:p>
            <text:p text:style-name="P1"><text:span text:style-name="T7">- Morsure  +7 (3m) : [2d10 +4 Perforant] + [1d8 Acide]</text:span></text:p>
            <text:p text:style-name="P1"><text:span text:style-name="T7">- Griffes(x2) +7 : [2d6 +4 Tranchant]</text:span></text:p>
            <text:p text:style-name="P1"><text:span text:style-name="T7">- Souffle d'acide (Recharge 5-6) : Jet d'acide sur 9m.</text:span></text:p>
            <text:p text:style-name="P8"><text:span text:style-name="T7">Jet de Sauvegarde Dextérité 14. 11d8 Dégats acide.</text:span></text:p>
          </table:table-cell>
        </table:table-row>
        <text:soft-page-break/>
        <table:table-row>
          <table:table-cell table:style-name="Tableau1.A2" office:value-type="string">
            <text:p text:style-name="P1"><text:span text:style-name="T6">GAHALES</text:span><text:span text:style-name="T7"> Pretre de Sulimo.</text:span></text:p>
            <text:p text:style-name="P1"><text:span text:style-name="T7">Rouquin, barbe coupée courte. Toge verte.</text:span></text:p>
            <text:p text:style-name="P1"><text:span text:style-name="T7"/></text:p>
            <text:p text:style-name="P1"><text:span text:style-name="T7">CA : 16 – Pv : 122</text:span></text:p>
            <text:p text:style-name="P1"><text:span text:style-name="T7">Bouclier + Masse (1d6 +3)</text:span></text:p>
            <text:p text:style-name="P1"><text:span text:style-name="T7"/></text:p>
            <text:p text:style-name="P1"><text:span text:style-name="T7">* </text:span><text:span text:style-name="T5">Bannissement </text:span><text:span text:style-name="T7">: Concentration. JS Charisme 15 où déplacé dans Demi-Plan Sulimo.</text:span></text:p>
            <text:p text:style-name="P1"><text:span text:style-name="T7">* </text:span><text:span text:style-name="T5">Arme Spirituelle </text:span><text:span text:style-name="T7">: Concentration. Attaque inflige 2d8 +4 sur attaque réussie (+7).</text:span></text:p>
            <text:p text:style-name="P1"><text:span text:style-name="T7"/></text:p>
            <text:p text:style-name="P1"><text:span text:style-name="T7">* </text:span><text:span text:style-name="T5">Gardien de la Foi</text:span><text:span text:style-name="T7"> : Une créature divine invulnerable infligeant 20 Radiant (JS Dex 15) si on passe à coté. 60 dmg avant de disparaître.</text:span></text:p>
            <text:p text:style-name="P1"><text:span text:style-name="T7">* </text:span><text:span text:style-name="T5">Soins de Masse (Bonus)</text:span><text:span text:style-name="T7"> : 3d4 pour tous ses alliés.</text:span></text:p>
            <text:p text:style-name="P1"><text:span text:style-name="T7"/>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15T11:30:38.91</meta:creation-date>
    <dc:date>2024-12-15T12:45:04.88</dc:date>
    <meta:editing-duration>PT58M44S</meta:editing-duration>
    <meta:editing-cycles>2</meta:editing-cycles>
    <meta:generator>OpenOffice/4.1.7$Win32 OpenOffice.org_project/417m1$Build-9800</meta:generator>
    <meta:print-date>2024-12-15T12:01:46.22</meta:print-date>
    <meta:document-statistic meta:table-count="1" meta:image-count="0" meta:object-count="0" meta:page-count="2" meta:paragraph-count="71" meta:word-count="523" meta:character-count="2883"/>
  </office:meta>
</office:document-meta>
</file>